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4dd70" officeooo:paragraph-rsid="0049b282" style:font-size-asian="4.19999980926514pt" style:font-weight-asian="normal" style:font-size-complex="4.80000019073486pt" style:font-weight-complex="normal"/>
    </style:style>
    <style:style style:name="P4" style:family="paragraph" style:parent-style-name="Text_20_body">
      <style:text-properties style:font-name="Calibri" fo:font-size="10pt" fo:font-weight="normal" officeooo:rsid="0075c673" officeooo:paragraph-rsid="0075c673" style:font-size-asian="10pt" style:font-weight-asian="normal" style:font-size-complex="10pt" style:font-weight-complex="normal"/>
    </style:style>
    <style:style style:name="P5" style:family="paragraph" style:parent-style-name="Text_20_body">
      <style:text-properties fo:font-size="4pt" officeooo:paragraph-rsid="003e5048" style:font-size-asian="4.19999980926514pt" style:font-size-complex="4.80000019073486pt"/>
    </style:style>
    <style:style style:name="P6" style:family="paragraph" style:parent-style-name="Text_20_body">
      <style:text-properties officeooo:paragraph-rsid="0041e98c"/>
    </style:style>
    <style:style style:name="P7" style:family="paragraph" style:parent-style-name="Text_20_body">
      <style:text-properties officeooo:rsid="0075c673" officeooo:paragraph-rsid="0075c673"/>
    </style:style>
    <style:style style:name="P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96ec5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bcf57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c3bd3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7fa805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1afb4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049e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6f976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96ec5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c3bd3" style:font-size-asian="10pt" style:font-size-complex="10pt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1afb4" style:font-size-asian="10pt" style:font-size-complex="10pt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5b1294" officeooo:paragraph-rsid="005b1294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5b1294" officeooo:paragraph-rsid="007a4634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5b1294" officeooo:paragraph-rsid="007c3bd3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5b1294" officeooo:paragraph-rsid="0081afb4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5b1294" officeooo:paragraph-rsid="0085049e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9ccee"/>
    </style:style>
    <style:style style:name="T3" style:family="text">
      <style:text-properties fo:color="#3465a4" loext:opacity="100%" style:text-underline-style="solid" style:text-underline-width="auto" style:text-underline-color="font-color" officeooo:rsid="008f6ec3"/>
    </style:style>
    <style:style style:name="T4" style:family="text">
      <style:text-properties fo:color="#3465a4" loext:opacity="100%" style:font-name="Calibri" style:text-underline-style="solid" style:text-underline-width="auto" style:text-underline-color="font-color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6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7" style:family="text">
      <style:text-properties fo:color="#3465a4" loext:opacity="100%" fo:font-size="28pt" style:text-underline-style="solid" style:text-underline-width="auto" style:text-underline-color="font-color" fo:font-weight="bold" officeooo:rsid="008f6ec3" style:font-name-asian="Noto Sans CJK SC" style:font-size-asian="28pt" style:font-weight-asian="bold" style:font-name-complex="Lohit Devanagari" style:font-size-complex="28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796ec5" style:font-weight-asian="normal" style:font-weight-complex="normal"/>
    </style:style>
    <style:style style:name="T10" style:family="text">
      <style:text-properties style:text-underline-style="none" fo:font-weight="normal" officeooo:rsid="007c3bd3" style:font-weight-asian="normal" style:font-weight-complex="normal"/>
    </style:style>
    <style:style style:name="T11" style:family="text">
      <style:text-properties style:text-underline-style="none" fo:font-weight="normal" officeooo:rsid="0081afb4" style:font-weight-asian="normal" style:font-weight-complex="normal"/>
    </style:style>
    <style:style style:name="T12" style:family="text">
      <style:text-properties style:text-underline-style="none" fo:font-weight="normal" officeooo:rsid="008206e4" style:font-weight-asian="normal" style:font-weight-complex="normal"/>
    </style:style>
    <style:style style:name="T13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4" style:family="text">
      <style:text-properties officeooo:rsid="00772c47"/>
    </style:style>
    <style:style style:name="T15" style:family="text">
      <style:text-properties officeooo:rsid="007c3bd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7">3</text:span><text:span text:style-name="T4">: </text:span><text:span text:style-name="T2">Les mystères de l'univers</text:span><text:span text:style-name="T4"> .</text:span></text:p>
      <text:p text:style-name="P3"/>
      <text:p text:style-name="P2">Contexte :</text:p>
      <text:p text:style-name="P4">Avec Fred et Jam<text:span text:style-name="T15">y</text:span>, partons à la découverte des secrets de l'univers.</text:p>
      <text:p text:style-name="P5"/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3"><text:s text:c="5"/></text:span><text:span text:style-name="T5">Votre mission-travail à réaliser </text:span><text:span text:style-name="T6">:</text:span></text:p>
      <text:p text:style-name="P7">Visionner l<text:span text:style-name="T14">a vidéo</text:span> <text:span text:style-name="T14">"</text:span>c'est pas sorcier : <text:span text:style-name="T14">Les mystères de l'univers"</text:span> : <text:a xlink:type="simple" xlink:href="https://www.youtube.com/watch?v=ymEzkLAzv4w" text:style-name="Internet_20_link" text:visited-style-name="Visited_20_Internet_20_Link">https://www.youtube.com/watch?v=ymEzkLAzv4w</text:a> et répondre aux questions ci dessous.</text:p>
      <text:list xml:id="list1544438528" text:style-name="L1">
        <text:list-item>
          <text:p text:style-name="P19">Où se trouve le très grand télescope européen ?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5501567290098" text:continue-numbering="true" text:style-name="L1">
        <text:list-item>
          <text:p text:style-name="P16"><text:span text:style-name="T9">C</text:span><text:span text:style-name="T8">ombien de nuit par an peut-on </text:span><text:span text:style-name="T9">y</text:span><text:span text:style-name="T8"> observer les étoiles </text:span><text:span text:style-name="T9">dans les meilleures conditions</text:span><text:span text:style-name="T8">?</text:span></text:p>
        </text:list-item>
      </text:list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85501833534492" text:continue-numbering="true" text:style-name="L1">
        <text:list-item>
          <text:p text:style-name="P20">Qu'est-ce qu'une constellation?</text:p>
        </text:list-item>
      </text:list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513850691" text:continue-numbering="true" text:style-name="L1">
        <text:list-item>
          <text:p text:style-name="P17"><text:span text:style-name="T10">Jamy pense que pluton est une planète, quelle remarque peux-tu faire</text:span><text:span text:style-name="T8">?</text:span>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0841504694" text:continue-numbering="true" text:style-name="L1">
        <text:list-item>
          <text:p text:style-name="P21">Quelle est la taille de notre galaxie (en années lumière) ?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449110472" text:continue-numbering="true" text:style-name="L1">
        <text:list-item>
          <text:p text:style-name="P21">Pourquoi un télescope est-il une "machine à remonter le temps" ?</text:p>
        </text:list-item>
      </text:list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004872033" text:continue-numbering="true" text:style-name="L1">
        <text:list-item>
          <text:p text:style-name="P21">Quels sont les premiers atomes à être crées dans l'univers?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191779579" text:continue-numbering="true" text:style-name="L1">
        <text:list-item>
          <text:p text:style-name="P21">Pourquoi les étoiles brillent?</text:p>
        </text:list-item>
      </text:list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0835351296" text:continue-numbering="true" text:style-name="L1">
        <text:list-item>
          <text:p text:style-name="P18"><text:span text:style-name="T11">D</text:span><text:span text:style-name="T8">'o</text:span><text:span text:style-name="T11">ù</text:span><text:span text:style-name="T8"> vien</text:span><text:span text:style-name="T11">nen</text:span><text:span text:style-name="T8">t les éléments nécessaire à la formation </text:span><text:span text:style-name="T11">du soleil et de la terre</text:span><text:span text:style-name="T8">?</text:span>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376669408" text:continue-numbering="true" text:style-name="L1">
        <text:list-item>
          <text:p text:style-name="P18"><text:span text:style-name="T8">Que se passe t-il quand la réaction nucléaire </text:span><text:span text:style-name="T12">au sein d'une étoile </text:span><text:span text:style-name="T8">s’arrête?</text:span>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2162730906" text:continue-numbering="true" text:style-name="L1">
        <text:list-item>
          <text:p text:style-name="P22">Pourquoi un trou noir est "noir"?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0630339208" text:continue-numbering="true" text:style-name="L1">
        <text:list-item>
          <text:p text:style-name="P22">Comment peut on le voir?</text:p>
        </text:list-item>
      </text:list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0804371915" text:continue-numbering="true" text:style-name="L1">
        <text:list-item>
          <text:p text:style-name="P23">Quels sont les deux principaux scientifiques qui ont contribué à la théorie de la gravitation?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85501223443436" text:continue-numbering="true" text:style-name="L1">
        <text:list-item>
          <text:p text:style-name="P23">Où est le centre de l'univers?</text:p>
        </text:list-item>
      </text:list>
      <text:p text:style-name="P14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5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5M23S</meta:editing-duration>
    <meta:editing-cycles>40</meta:editing-cycles>
    <meta:generator>LibreOffice/7.0.6.2$Linux_X86_64 LibreOffice_project/00$Build-2</meta:generator>
    <meta:creation-date>2021-02-11T10:59:54.903285377</meta:creation-date>
    <meta:initial-creator>J Cercy</meta:initial-creator>
    <dc:date>2021-06-16T08:55:00.245410026</dc:date>
    <dc:creator>J Cercy</dc:creator>
    <meta:document-statistic meta:table-count="0" meta:image-count="1" meta:object-count="0" meta:page-count="1" meta:paragraph-count="43" meta:word-count="215" meta:character-count="3138" meta:non-whitespace-character-count="2975"/>
  </office:meta>
</office:document-meta>
</file>